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Tahoma2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7" style:family="table">
      <style:table-properties style:width="19.001cm" table:align="left" fo:background-color="transparent">
        <style:background-image/>
      </style:table-properties>
    </style:style>
    <style:style style:name="Tableau27.A" style:family="table-column">
      <style:table-column-properties style:column-width="0.653cm"/>
    </style:style>
    <style:style style:name="Tableau27.B" style:family="table-column">
      <style:table-column-properties style:column-width="3.655cm"/>
    </style:style>
    <style:style style:name="Tableau27.C" style:family="table-column">
      <style:table-column-properties style:column-width="1.533cm"/>
    </style:style>
    <style:style style:name="Tableau27.J" style:family="table-column">
      <style:table-column-properties style:column-width="3.963cm"/>
    </style:style>
    <style:style style:name="Tableau27.1" style:family="table-row">
      <style:table-row-properties style:min-row-height="0.589cm" fo:background-color="transparent">
        <style:background-image/>
      </style:table-row-properties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none" fo:border-right="none" fo:border-top="none" fo:border-bottom="0.5pt solid #000000"/>
    </style:style>
    <style:style style:name="Tableau27.C1" style:family="table-cell">
      <style:table-cell-properties style:vertical-align="middle" fo:background-color="#7fb24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7.J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2" style:family="table-row">
      <style:table-row-properties style:row-height="0.75cm"/>
    </style:style>
    <style:style style:name="Tableau27.A2" style:family="table-cell">
      <style:table-cell-properties style:vertical-align="middle" fo:padding-left="0cm" fo:padding-right="0cm" fo:padding-top="0.101cm" fo:padding-bottom="0.101cm" fo:border="none"/>
    </style:style>
    <style:style style:name="Tableau2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J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7.3" style:family="table-row">
      <style:table-row-properties style:row-height="0.75cm"/>
    </style:style>
    <style:style style:name="Tableau27.A3" style:family="table-cell">
      <style:table-cell-properties style:vertical-align="middle" fo:padding-left="0cm" fo:padding-right="0cm" fo:padding-top="0.101cm" fo:padding-bottom="0.101cm" fo:border="none"/>
    </style:style>
    <style:style style:name="Tableau2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7.J3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7.4" style:family="table-row">
      <style:table-row-properties style:row-height="0.75cm"/>
    </style:style>
    <style:style style:name="Tableau27.A4" style:family="table-cell">
      <style:table-cell-properties style:vertical-align="middle" fo:padding-left="0cm" fo:padding-right="0cm" fo:padding-top="0.101cm" fo:padding-bottom="0.101cm" fo:border="none"/>
    </style:style>
    <style:style style:name="Tableau2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J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7.5" style:family="table-row">
      <style:table-row-properties style:row-height="0.75cm"/>
    </style:style>
    <style:style style:name="Tableau27.A5" style:family="table-cell">
      <style:table-cell-properties style:vertical-align="middle" fo:padding-left="0cm" fo:padding-right="0cm" fo:padding-top="0.101cm" fo:padding-bottom="0.101cm" fo:border="none"/>
    </style:style>
    <style:style style:name="Tableau2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J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7.6" style:family="table-row">
      <style:table-row-properties style:row-height="0.75cm"/>
    </style:style>
    <style:style style:name="Tableau27.A6" style:family="table-cell">
      <style:table-cell-properties style:vertical-align="middle" fo:padding-left="0cm" fo:padding-right="0cm" fo:padding-top="0.101cm" fo:padding-bottom="0.101cm" fo:border="none"/>
    </style:style>
    <style:style style:name="Tableau27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7.C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D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E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F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G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H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I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7.J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19.001cm" table:align="left" fo:background-color="transparent">
        <style:background-image/>
      </style:table-properties>
    </style:style>
    <style:style style:name="Tableau28.A" style:family="table-column">
      <style:table-column-properties style:column-width="0.594cm"/>
    </style:style>
    <style:style style:name="Tableau28.B" style:family="table-column">
      <style:table-column-properties style:column-width="2.856cm"/>
    </style:style>
    <style:style style:name="Tableau28.C" style:family="table-column">
      <style:table-column-properties style:column-width="3.11cm"/>
    </style:style>
    <style:style style:name="Tableau28.D" style:family="table-column">
      <style:table-column-properties style:column-width="3.108cm"/>
    </style:style>
    <style:style style:name="Tableau28.G" style:family="table-column">
      <style:table-column-properties style:column-width="3.113cm"/>
    </style:style>
    <style:style style:name="Tableau28.1" style:family="table-row">
      <style:table-row-properties fo:background-color="transparent">
        <style:background-image/>
      </style:table-row-properties>
    </style:style>
    <style:style style:name="Tableau28.A1" style:family="table-cell">
      <style:table-cell-properties fo:padding="0.101cm" fo:border="none"/>
    </style:style>
    <style:style style:name="Tableau28.B1" style:family="table-cell">
      <style:table-cell-properties fo:padding="0.101cm" fo:border-left="none" fo:border-right="none" fo:border-top="none" fo:border-bottom="0.5pt solid #000000"/>
    </style:style>
    <style:style style:name="Tableau28.C1" style:family="table-cell">
      <style:table-cell-properties fo:background-color="#7fb24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8.G1" style:family="table-cell">
      <style:table-cell-properties fo:background-color="#7fb241" fo:padding="0.101cm" fo:border="0.5pt solid #000000">
        <style:background-image/>
      </style:table-cell-properties>
    </style:style>
    <style:style style:name="Tableau28.2" style:family="table-row">
      <style:table-row-properties style:row-height="0.75cm"/>
    </style:style>
    <style:style style:name="Tableau28.A2" style:family="table-cell">
      <style:table-cell-properties style:vertical-align="middle" fo:padding="0.101cm" fo:border="none"/>
    </style:style>
    <style:style style:name="Tableau28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8.C2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28.D2" style:family="table-cell">
      <style:table-cell-properties style:vertical-align="bottom" fo:background-color="#666666" fo:padding="0.101cm" fo:border-left="0.5pt solid #000000" fo:border-right="none" fo:border-top="none" fo:border-bottom="0.5pt solid #000000">
        <style:background-image/>
      </style:table-cell-properties>
    </style:style>
    <style:style style:name="Tableau28.G2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28.G3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28.G4" style:family="table-cell">
      <style:table-cell-properties style:vertical-align="bottom" fo:background-color="#666666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au29" style:family="table">
      <style:table-properties style:width="19.001cm" table:align="left" fo:background-color="transparent">
        <style:background-image/>
      </style:table-properties>
    </style:style>
    <style:style style:name="Tableau29.A" style:family="table-column">
      <style:table-column-properties style:column-width="2.369cm"/>
    </style:style>
    <style:style style:name="Tableau29.B" style:family="table-column">
      <style:table-column-properties style:column-width="2.372cm"/>
    </style:style>
    <style:style style:name="Tableau29.D" style:family="table-column">
      <style:table-column-properties style:column-width="2.374cm"/>
    </style:style>
    <style:style style:name="Tableau29.H" style:family="table-column">
      <style:table-column-properties style:column-width="2.394cm"/>
    </style:style>
    <style:style style:name="Tableau29.1" style:family="table-row">
      <style:table-row-properties style:min-row-height="0.6cm" fo:background-color="transparent">
        <style:background-image/>
      </style:table-row-properties>
    </style:style>
    <style:style style:name="Tableau29.A1" style:family="table-cell">
      <style:table-cell-properties fo:padding="0.097cm" fo:border-left="none" fo:border-right="none" fo:border-top="none" fo:border-bottom="0.5pt solid #000000"/>
    </style:style>
    <style:style style:name="Tableau29.B1" style:family="table-cell">
      <style:table-cell-properties fo:background-color="#7fb24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9.H1" style:family="table-cell">
      <style:table-cell-properties fo:background-color="#7fb241" fo:padding="0.097cm" fo:border="0.5pt solid #000000">
        <style:background-image/>
      </style:table-cell-properties>
    </style:style>
    <style:style style:name="Tableau29.2" style:family="table-row">
      <style:table-row-properties style:row-height="0.75cm" fo:background-color="transparent">
        <style:background-image/>
      </style:table-row-properties>
    </style:style>
    <style:style style:name="Tableau29.A2" style:family="table-cell">
      <style:table-cell-properties fo:background-color="#7fb241" fo:padding="0.097cm" fo:border-left="0.5pt solid #000000" fo:border-right="none" fo:border-top="none" fo:border-bottom="0.5pt solid #000000">
        <style:background-image/>
      </style:table-cell-properties>
    </style:style>
    <style:style style:name="Tableau29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9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Standard" style:list-style-name="_5f_Numérotation_20_des_20_exercices"/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Correction">
      <style:paragraph-properties fo:text-align="center" style:justify-single-word="false"/>
    </style:style>
    <style:style style:name="P110" style:family="paragraph" style:parent-style-name="_5f_Paragraphe_5f_Correction">
      <style:paragraph-properties fo:text-align="end" style:justify-single-word="false"/>
    </style:style>
    <style:style style:name="P111" style:family="paragraph" style:parent-style-name="_5f_Paragraphe_5f_Réponse_5f_Elève" style:list-style-name="_5f_Numérotation_20_des_20_exercices"/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Titre_5f_Exercices_5f_avec_5f_Titre" style:list-style-name="_5f_Numérotation_20_des_20_exercices" style:master-page-name="_31__5f_1_5f_SERIE_5f_M_5f_GAUCHE_5f_ET_5f_DROITE_5f_1COL">
      <style:paragraph-properties style:page-number="auto"/>
    </style:style>
    <style:style style:name="P115" style:family="paragraph" style:parent-style-name="_5f_Titre_5f_Exercices_5f_sans_5f_Titre" style:list-style-name="_5f_Numérotation_20_des_20_exercices"/>
    <style:style style:name="P116" style:family="paragraph">
      <style:paragraph-properties fo:text-align="center"/>
      <style:text-properties fo:hyphenate="true"/>
    </style:style>
    <style:style style:name="P117" style:family="paragraph">
      <style:paragraph-properties fo:text-align="center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9" style:family="paragraph">
      <loext:graphic-properties draw:fill="solid" draw:fill-color="#7fb241"/>
    </style:style>
    <style:style style:name="P12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7e12c"/>
    </style:style>
    <style:style style:name="P1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6" style:family="paragraph">
      <loext:graphic-properties draw:fill="solid" draw:fill-color="#1ca2b8"/>
    </style:style>
    <style:style style:name="P12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2" fo:font-weight="bold" officeooo:rsid="0246ec76"/>
    </style:style>
    <style:style style:name="T64" style:family="text">
      <style:text-properties fo:font-variant="small-caps" fo:color="#7fb241" loext:opacity="100%" style:font-name="Bitstream Vera Sans2" fo:font-size="16pt" fo:font-weight="bold" officeooo:rsid="02359352"/>
    </style:style>
    <style:style style:name="T65" style:family="text">
      <style:text-properties fo:font-variant="small-caps" fo:color="#7fb241" loext:opacity="100%" style:font-name="Bitstream Vera Sans2" fo:font-size="16pt" fo:font-weight="bold" officeooo:rsid="02768590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T82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T83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T84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T86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T87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2" fo:font-size="9pt" officeooo:rsid="030f34d6" fo:background-color="transparent" loext:char-shading-value="0"/>
    </style:style>
    <style:style style:name="T89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T90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T91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T92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T93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T94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T96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T97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T98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T99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T100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T101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T102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T103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T104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2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2" fo:font-size="9pt" officeooo:rsid="02768590" fo:background-color="transparent" loext:char-shading-value="0"/>
    </style:style>
    <style:style style:name="T114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2" fo:font-size="9pt" officeooo:rsid="0235a7de" fo:background-color="transparent" loext:char-shading-value="0"/>
    </style:style>
    <style:style style:name="T151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3" style:family="text">
      <style:text-properties officeooo:rsid="0334a5be"/>
    </style:style>
    <style:style style:name="T15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5" style:family="text">
      <style:text-properties officeooo:rsid="0160d7ef"/>
    </style:style>
    <style:style style:name="T156" style:family="text">
      <style:text-properties officeooo:rsid="0072f07f"/>
    </style:style>
    <style:style style:name="T157" style:family="text">
      <style:text-properties officeooo:rsid="0268e0aa"/>
    </style:style>
    <style:style style:name="T158" style:family="text">
      <style:text-properties officeooo:rsid="026ec296"/>
    </style:style>
    <style:style style:name="T159" style:family="text">
      <style:text-properties officeooo:rsid="0272f9e5"/>
    </style:style>
    <style:style style:name="T160" style:family="text">
      <style:text-properties officeooo:rsid="02757f12"/>
    </style:style>
    <style:style style:name="T161" style:family="text">
      <style:text-properties officeooo:rsid="02735980"/>
    </style:style>
    <style:style style:name="T162" style:family="text">
      <style:text-properties officeooo:rsid="01b6dc57"/>
    </style:style>
    <style:style style:name="T163" style:family="text">
      <style:text-properties officeooo:rsid="00b5d2d1"/>
    </style:style>
    <style:style style:name="T164" style:family="text">
      <style:text-properties officeooo:rsid="015f088a"/>
    </style:style>
    <style:style style:name="T165" style:family="text">
      <style:text-properties officeooo:rsid="01f8729d"/>
    </style:style>
    <style:style style:name="T166" style:family="text">
      <style:text-properties officeooo:rsid="010c4d3a"/>
    </style:style>
    <style:style style:name="T167" style:family="text">
      <style:text-properties fo:font-size="16pt" style:font-size-asian="16pt" style:font-size-complex="16pt"/>
    </style:style>
    <style:style style:name="T168" style:family="text">
      <style:text-properties officeooo:rsid="00b6801f"/>
    </style:style>
    <style:style style:name="T169" style:family="text">
      <style:text-properties officeooo:rsid="016f3374"/>
    </style:style>
    <style:style style:name="T170" style:family="text">
      <style:text-properties officeooo:rsid="014407b5"/>
    </style:style>
    <style:style style:name="T171" style:family="text">
      <style:text-properties officeooo:rsid="008d016c"/>
    </style:style>
    <style:style style:name="T172" style:family="text">
      <style:text-properties officeooo:rsid="009e3fdd"/>
    </style:style>
    <style:style style:name="T173" style:family="text">
      <style:text-properties officeooo:rsid="00a4cf55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9" style:family="text">
      <style:text-properties officeooo:rsid="00a59a60"/>
    </style:style>
    <style:style style:name="T180" style:family="text">
      <style:text-properties officeooo:rsid="01fe03f2"/>
    </style:style>
    <style:style style:name="T181" style:family="text">
      <style:text-properties officeooo:rsid="0096b4e2"/>
    </style:style>
    <style:style style:name="T182" style:family="text">
      <style:text-properties officeooo:rsid="0032e83a"/>
    </style:style>
    <style:style style:name="T183" style:family="text">
      <style:text-properties officeooo:rsid="002b33ed"/>
    </style:style>
    <style:style style:name="T184" style:family="text">
      <style:text-properties officeooo:rsid="00a59037"/>
    </style:style>
    <style:style style:name="T185" style:family="text">
      <style:text-properties fo:background-color="transparent" loext:char-shading-value="0"/>
    </style:style>
    <style:style style:name="T186" style:family="text">
      <style:text-properties fo:background-color="transparent" loext:char-shading-value="0"/>
    </style:style>
    <style:style style:name="T187" style:family="text"/>
    <style:style style:name="T188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355" draw:name="Shape3_0" draw:style-name="gr1" draw:text-style-name="P116" svg:x1="15.165cm" svg:y1="1.401cm" svg:x2="21.997cm" svg:y2="1.401cm">
        <text:p/>
      </draw:line>
      <draw:frame text:anchor-type="page" text:anchor-page-number="1" draw:z-index="354" draw:name="Shape8_0" draw:style-name="gr2" draw:text-style-name="P118" svg:width="2.703cm" svg:height="0.715cm" draw:transform="rotate (0.0872664625997165) translate (1.32644444444444cm 1.21884722222222cm)">
        <draw:text-box>
          <text:p text:style-name="P117"><text:span text:style-name="T188">S</text:span><text:span text:style-name="T188">é</text:span><text:span text:style-name="T188">r</text:span><text:span text:style-name="T188">i</text:span><text:span text:style-name="T188">e</text:span><text:span text:style-name="T188"> </text:span><text:span text:style-name="T188">1</text:span></text:p>
        </draw:text-box>
      </draw:frame>
      <draw:path text:anchor-type="page" text:anchor-page-number="1" draw:z-index="353" draw:name="Shape1" draw:style-name="gr3" draw:text-style-name="P119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920617507" text:style-name="_5f_Numérotation_20_des_20_exercices">
              <text:list-item>
                <text:h text:style-name="P114" text:outline-level="1"><text:span text:style-name="_5f_Caractères">Apprendre à convertir</text:span></text:h>
              </text:list-item>
            </text:list>
            <text:h text:style-name="_5f_Paragraphe_5f_Exemple_5f_avec_5f_Titre" text:outline-level="1"><text:span text:style-name="_5f_Caractères">Exemple :</text:span></text:h>
            <text:h text:style-name="_5f_Paragraphe_5f_Exemple_5f_sans_5f_Titre" text:outline-level="1"><text:span text:style-name="_5f_Caractères">Prenons la distance 615,3 m. On veut la convertir en hm.</text:span></text:h>
            <text:h text:style-name="_5f_Paragraphe_5f_Exemple_5f_sans_5f_Titre" text:outline-level="1"><text:span text:style-name="_5f_Caractères">Le chiffre des unités de 615,3 est 5. L’unité de longueur est le m. <text:line-break/>On pourra dire que le chiffre des m est 5.</text:span></text:h>
            <text:h text:style-name="_5f_Paragraphe_5f_Exemple_5f_sans_5f_Titre" text:outline-level="1"><text:span text:style-name="_5f_Caractères">Ainsi :</text:span></text:h>
            <text:h text:style-name="_5f_Paragraphe_5f_Exemple_5f_sans_5f_Titre" text:outline-level="1"><text:span text:style-name="_5f_Caractères">Le chiffre des dam est 1.</text:span></text:h>
            <text:h text:style-name="_5f_Paragraphe_5f_Exemple_5f_sans_5f_Titre" text:outline-level="1"><text:span text:style-name="_5f_Caractères">Le chiffre des hm est 6.</text:span></text:h>
            <text:h text:style-name="_5f_Paragraphe_5f_Exemple_5f_sans_5f_Titre" text:outline-level="1"><text:span text:style-name="_5f_Caractères">Le chiffre des dm est 3.</text:span></text:h>
            <text:h text:style-name="_5f_Paragraphe_5f_Exemple_5f_sans_5f_Titre" text:outline-level="1"><text:span text:style-name="_5f_Caractères"/></text:h>
            <text:h text:style-name="_5f_Paragraphe_5f_Exemple_5f_sans_5f_Titre" text:outline-level="1"><text:span text:style-name="_5f_Caractères">Si on veut changer d’unité de longueur, par exemple convertir 615,3 m en hm, le chiffre des hm devient alors le chiffre des unités</text:span><text:span text:style-name="_5f_Caractères_5f_correction"><text:span text:style-name="T185"> </text:span></text:span><text:span text:style-name="_5f_Caractères">: 6,153 hm.</text:span></text:h>
            <text:h text:style-name="_5f_Paragraphe" text:outline-level="1"><text:span text:style-name="_5f_Caractères">Dans le tableau suivant, place les chiffres des distances proposées à leur place puis convertis dans l’unité demandée.</text:span></text:h>
            <table:table table:name="Tableau27" table:style-name="Tableau27">
              <table:table-column table:style-name="Tableau27.A"/>
              <table:table-column table:style-name="Tableau27.B"/>
              <table:table-column table:style-name="Tableau27.C" table:number-columns-repeated="7"/>
              <table:table-column table:style-name="Tableau27.J"/>
              <table:table-row table:style-name="Tableau27.1">
                <table:table-cell table:style-name="Tableau27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27.B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27.C1" office:value-type="string">
                  <text:h text:style-name="_5f_Tableau_5f_Centré_5f_Gras" text:outline-level="1"><text:span text:style-name="_5f_Caractères">km</text:span></text:h>
                </table:table-cell>
                <table:table-cell table:style-name="Tableau27.C1" office:value-type="string">
                  <text:h text:style-name="_5f_Tableau_5f_Centré_5f_Gras" text:outline-level="1"><text:span text:style-name="_5f_Caractères">hm</text:span></text:h>
                </table:table-cell>
                <table:table-cell table:style-name="Tableau27.C1" office:value-type="string">
                  <text:h text:style-name="_5f_Tableau_5f_Centré_5f_Gras" text:outline-level="1"><text:span text:style-name="_5f_Caractères">dam</text:span></text:h>
                </table:table-cell>
                <table:table-cell table:style-name="Tableau27.C1" office:value-type="string">
                  <text:h text:style-name="_5f_Tableau_5f_Centré_5f_Gras" text:outline-level="1"><text:span text:style-name="_5f_Caractères">m</text:span></text:h>
                </table:table-cell>
                <table:table-cell table:style-name="Tableau27.C1" office:value-type="string">
                  <text:h text:style-name="_5f_Tableau_5f_Centré_5f_Gras" text:outline-level="1"><text:span text:style-name="_5f_Caractères">dm</text:span></text:h>
                </table:table-cell>
                <table:table-cell table:style-name="Tableau27.C1" office:value-type="string">
                  <text:h text:style-name="_5f_Tableau_5f_Centré_5f_Gras" text:outline-level="1"><text:span text:style-name="_5f_Caractères">cm</text:span></text:h>
                </table:table-cell>
                <table:table-cell table:style-name="Tableau27.C1" office:value-type="string">
                  <text:h text:style-name="_5f_Tableau_5f_Centré_5f_Gras" text:outline-level="1"><text:span text:style-name="_5f_Caractères">mm</text:span></text:h>
                </table:table-cell>
                <table:table-cell table:style-name="Tableau27.J1" office:value-type="string">
                  <text:h text:style-name="_5f_Tableau_5f_Centré_5f_Gras" text:outline-level="1"><text:span text:style-name="_5f_Caractères"/></text:h>
                </table:table-cell>
              </table:table-row>
              <table:table-row table:style-name="Tableau27.2">
                <table:table-cell table:style-name="Tableau27.A2" office:value-type="string">
                  <text:list xml:id="list1815392117" text:style-name="_5f_Numérotation_20_des_20_exercices">
                    <text:list-item>
                      <text:list>
                        <text:list-item>
                          <text:p text:style-name="_5f_Paragraphe_5f_avec_5f_Num_5f_Question"><text:span text:style-name="_5f_Caractères"/></text:p>
                        </text:list-item>
                      </text:list>
                    </text:list-item>
                  </text:list>
                </table:table-cell>
                <table:table-cell table:style-name="Tableau27.B2" office:value-type="string">
                  <text:h text:style-name="_5f_Tableau_5f_Centré" text:outline-level="1"><text:span text:style-name="_5f_Caractères">524 m</text:span></text:h>
                </table:table-cell>
                <table:table-cell table:style-name="Tableau27.C2" office:value-type="string">
                  <text:h text:style-name="P109" text:outline-level="1"><text:span text:style-name="_5f_Caractères"/></text:h>
                </table:table-cell>
                <table:table-cell table:style-name="Tableau27.D2" office:value-type="string">
                  <text:h text:style-name="P109" text:outline-level="1"><text:span text:style-name="_5f_Caractères">5</text:span></text:h>
                </table:table-cell>
                <table:table-cell table:style-name="Tableau27.E2" office:value-type="string">
                  <text:h text:style-name="P109" text:outline-level="1"><text:span text:style-name="_5f_Caractères">2</text:span></text:h>
                </table:table-cell>
                <table:table-cell table:style-name="Tableau27.F2" office:value-type="string">
                  <text:h text:style-name="P109" text:outline-level="1"><text:span text:style-name="_5f_Caractères">4</text:span></text:h>
                </table:table-cell>
                <table:table-cell table:style-name="Tableau27.G2" office:value-type="string">
                  <text:h text:style-name="P109" text:outline-level="1"><text:span text:style-name="_5f_Caractères">0</text:span></text:h>
                </table:table-cell>
                <table:table-cell table:style-name="Tableau27.H2" office:value-type="string">
                  <text:h text:style-name="P109" text:outline-level="1"><text:span text:style-name="_5f_Caractères"/></text:h>
                </table:table-cell>
                <table:table-cell table:style-name="Tableau27.I2" office:value-type="string">
                  <text:h text:style-name="P109" text:outline-level="1"><text:span text:style-name="_5f_Caractères"/></text:h>
                </table:table-cell>
                <table:table-cell table:style-name="Tableau27.J2" office:value-type="string">
                  <text:h text:style-name="P110" text:outline-level="1"><text:span text:style-name="_5f_Caractères">5 240</text:span><text:span text:style-name="_5f_Caractères"><text:span text:style-name="T186"> dm</text:span></text:span></text:h>
                </table:table-cell>
              </table:table-row>
              <table:table-row table:style-name="Tableau27.3">
                <table:table-cell table:style-name="Tableau27.A3" office:value-type="string">
                  <text:list xml:id="list65148185520248" text:continue-numbering="true" text:style-name="_5f_Numérotation_20_des_20_exercices">
                    <text:list-item>
                      <text:list>
                        <text:list-item>
                          <text:p text:style-name="_5f_Paragraphe_5f_avec_5f_Num_5f_Question"><text:span text:style-name="_5f_Caractères"/></text:p>
                        </text:list-item>
                      </text:list>
                    </text:list-item>
                  </text:list>
                </table:table-cell>
                <table:table-cell table:style-name="Tableau27.B3" office:value-type="string">
                  <text:h text:style-name="_5f_Tableau_5f_Centré" text:outline-level="1"><text:span text:style-name="_5f_Caractères">130 004 cm</text:span></text:h>
                </table:table-cell>
                <table:table-cell table:style-name="Tableau27.C3" office:value-type="string">
                  <text:h text:style-name="P109" text:outline-level="1"><text:span text:style-name="_5f_Caractères">1</text:span></text:h>
                </table:table-cell>
                <table:table-cell table:style-name="Tableau27.D3" office:value-type="string">
                  <text:h text:style-name="P109" text:outline-level="1"><text:span text:style-name="_5f_Caractères">3</text:span></text:h>
                </table:table-cell>
                <table:table-cell table:style-name="Tableau27.E3" office:value-type="string">
                  <text:h text:style-name="P109" text:outline-level="1"><text:span text:style-name="_5f_Caractères">0</text:span></text:h>
                </table:table-cell>
                <table:table-cell table:style-name="Tableau27.F3" office:value-type="string">
                  <text:h text:style-name="P109" text:outline-level="1"><text:span text:style-name="_5f_Caractères">0</text:span></text:h>
                </table:table-cell>
                <table:table-cell table:style-name="Tableau27.G3" office:value-type="string">
                  <text:h text:style-name="P109" text:outline-level="1"><text:span text:style-name="_5f_Caractères">0</text:span></text:h>
                </table:table-cell>
                <table:table-cell table:style-name="Tableau27.H3" office:value-type="string">
                  <text:h text:style-name="P109" text:outline-level="1"><text:span text:style-name="_5f_Caractères">4</text:span></text:h>
                </table:table-cell>
                <table:table-cell table:style-name="Tableau27.I3" office:value-type="string">
                  <text:h text:style-name="P109" text:outline-level="1"><text:span text:style-name="_5f_Caractères"/></text:h>
                </table:table-cell>
                <table:table-cell table:style-name="Tableau27.J3" office:value-type="string">
                  <text:h text:style-name="P110" text:outline-level="1"><text:span text:style-name="_5f_Caractères">130,004</text:span><text:span text:style-name="_5f_Caractères"><text:span text:style-name="T186"> dam</text:span></text:span></text:h>
                </table:table-cell>
              </table:table-row>
              <table:table-row table:style-name="Tableau27.4">
                <table:table-cell table:style-name="Tableau27.A4" office:value-type="string">
                  <text:list xml:id="list65148203747881" text:continue-numbering="true" text:style-name="_5f_Numérotation_20_des_20_exercices">
                    <text:list-item>
                      <text:list>
                        <text:list-item>
                          <text:p text:style-name="_5f_Paragraphe_5f_avec_5f_Num_5f_Question"><text:span text:style-name="_5f_Caractères"/></text:p>
                        </text:list-item>
                      </text:list>
                    </text:list-item>
                  </text:list>
                </table:table-cell>
                <table:table-cell table:style-name="Tableau27.B4" office:value-type="string">
                  <text:h text:style-name="_5f_Tableau_5f_Centré" text:outline-level="1"><text:span text:style-name="_5f_Caractères">2 km et 425 mm</text:span></text:h>
                </table:table-cell>
                <table:table-cell table:style-name="Tableau27.C4" office:value-type="string">
                  <text:h text:style-name="P109" text:outline-level="1"><text:span text:style-name="_5f_Caractères">2</text:span></text:h>
                </table:table-cell>
                <table:table-cell table:style-name="Tableau27.D4" office:value-type="string">
                  <text:h text:style-name="P109" text:outline-level="1"><text:span text:style-name="_5f_Caractères">0</text:span></text:h>
                </table:table-cell>
                <table:table-cell table:style-name="Tableau27.E4" office:value-type="string">
                  <text:h text:style-name="P109" text:outline-level="1"><text:span text:style-name="_5f_Caractères">0</text:span></text:h>
                </table:table-cell>
                <table:table-cell table:style-name="Tableau27.F4" office:value-type="string">
                  <text:h text:style-name="P109" text:outline-level="1"><text:span text:style-name="_5f_Caractères">0</text:span></text:h>
                </table:table-cell>
                <table:table-cell table:style-name="Tableau27.G4" office:value-type="string">
                  <text:h text:style-name="P109" text:outline-level="1"><text:span text:style-name="_5f_Caractères">4</text:span></text:h>
                </table:table-cell>
                <table:table-cell table:style-name="Tableau27.H4" office:value-type="string">
                  <text:h text:style-name="P109" text:outline-level="1"><text:span text:style-name="_5f_Caractères">2</text:span></text:h>
                </table:table-cell>
                <table:table-cell table:style-name="Tableau27.I4" office:value-type="string">
                  <text:h text:style-name="P109" text:outline-level="1"><text:span text:style-name="_5f_Caractères">5</text:span></text:h>
                </table:table-cell>
                <table:table-cell table:style-name="Tableau27.J4" office:value-type="string">
                  <text:h text:style-name="P110" text:outline-level="1"><text:span text:style-name="_5f_Caractères">20 004,25</text:span><text:span text:style-name="_5f_Caractères"><text:span text:style-name="T186"> dm</text:span></text:span></text:h>
                </table:table-cell>
              </table:table-row>
              <table:table-row table:style-name="Tableau27.5">
                <table:table-cell table:style-name="Tableau27.A5" office:value-type="string">
                  <text:list xml:id="list65148716960018" text:continue-numbering="true" text:style-name="_5f_Numérotation_20_des_20_exercices">
                    <text:list-item>
                      <text:list>
                        <text:list-item>
                          <text:p text:style-name="_5f_Paragraphe_5f_avec_5f_Num_5f_Question"><text:span text:style-name="_5f_Caractères"/></text:p>
                        </text:list-item>
                      </text:list>
                    </text:list-item>
                  </text:list>
                </table:table-cell>
                <table:table-cell table:style-name="Tableau27.B5" office:value-type="string">
                  <text:h text:style-name="_5f_Tableau_5f_Centré" text:outline-level="1"><text:span text:style-name="_5f_Caractères">12 hm et 6 m</text:span></text:h>
                </table:table-cell>
                <table:table-cell table:style-name="Tableau27.C5" office:value-type="string">
                  <text:h text:style-name="P109" text:outline-level="1"><text:span text:style-name="_5f_Caractères">1</text:span></text:h>
                </table:table-cell>
                <table:table-cell table:style-name="Tableau27.D5" office:value-type="string">
                  <text:h text:style-name="P109" text:outline-level="1"><text:span text:style-name="_5f_Caractères">2</text:span></text:h>
                </table:table-cell>
                <table:table-cell table:style-name="Tableau27.E5" office:value-type="string">
                  <text:h text:style-name="P109" text:outline-level="1"><text:span text:style-name="_5f_Caractères">0</text:span></text:h>
                </table:table-cell>
                <table:table-cell table:style-name="Tableau27.F5" office:value-type="string">
                  <text:h text:style-name="P109" text:outline-level="1"><text:span text:style-name="_5f_Caractères">6</text:span></text:h>
                </table:table-cell>
                <table:table-cell table:style-name="Tableau27.G5" office:value-type="string">
                  <text:h text:style-name="P109" text:outline-level="1"><text:span text:style-name="_5f_Caractères"/></text:h>
                </table:table-cell>
                <table:table-cell table:style-name="Tableau27.H5" office:value-type="string">
                  <text:h text:style-name="P109" text:outline-level="1"><text:span text:style-name="_5f_Caractères"/></text:h>
                </table:table-cell>
                <table:table-cell table:style-name="Tableau27.I5" office:value-type="string">
                  <text:h text:style-name="P109" text:outline-level="1"><text:span text:style-name="_5f_Caractères"/></text:h>
                </table:table-cell>
                <table:table-cell table:style-name="Tableau27.J5" office:value-type="string">
                  <text:h text:style-name="P110" text:outline-level="1"><text:span text:style-name="_5f_Caractères">120,6</text:span><text:span text:style-name="_5f_Caractères"><text:span text:style-name="T186"> dam</text:span></text:span></text:h>
                </table:table-cell>
              </table:table-row>
              <table:table-row table:style-name="Tableau27.6">
                <table:table-cell table:style-name="Tableau27.A6" office:value-type="string">
                  <text:list xml:id="list65148394455274" text:continue-numbering="true" text:style-name="_5f_Numérotation_20_des_20_exercices">
                    <text:list-item>
                      <text:list>
                        <text:list-item>
                          <text:p text:style-name="_5f_Paragraphe_5f_avec_5f_Num_5f_Question"><text:span text:style-name="_5f_Caractères"/></text:p>
                        </text:list-item>
                      </text:list>
                    </text:list-item>
                  </text:list>
                </table:table-cell>
                <table:table-cell table:style-name="Tableau27.B6" office:value-type="string">
                  <text:h text:style-name="_5f_Tableau_5f_Centré" text:outline-level="1"><text:span text:style-name="_5f_Caractères">2,095 dam</text:span></text:h>
                </table:table-cell>
                <table:table-cell table:style-name="Tableau27.C6" office:value-type="string">
                  <text:h text:style-name="P109" text:outline-level="1"><text:span text:style-name="_5f_Caractères"/></text:h>
                </table:table-cell>
                <table:table-cell table:style-name="Tableau27.D6" office:value-type="string">
                  <text:h text:style-name="P109" text:outline-level="1"><text:span text:style-name="_5f_Caractères"/></text:h>
                </table:table-cell>
                <table:table-cell table:style-name="Tableau27.E6" office:value-type="string">
                  <text:h text:style-name="P109" text:outline-level="1"><text:span text:style-name="_5f_Caractères">2</text:span></text:h>
                </table:table-cell>
                <table:table-cell table:style-name="Tableau27.F6" office:value-type="string">
                  <text:h text:style-name="P109" text:outline-level="1"><text:span text:style-name="_5f_Caractères">0</text:span></text:h>
                </table:table-cell>
                <table:table-cell table:style-name="Tableau27.G6" office:value-type="string">
                  <text:h text:style-name="P109" text:outline-level="1"><text:span text:style-name="_5f_Caractères">9</text:span></text:h>
                </table:table-cell>
                <table:table-cell table:style-name="Tableau27.H6" office:value-type="string">
                  <text:h text:style-name="P109" text:outline-level="1"><text:span text:style-name="_5f_Caractères">5</text:span></text:h>
                </table:table-cell>
                <table:table-cell table:style-name="Tableau27.I6" office:value-type="string">
                  <text:h text:style-name="P109" text:outline-level="1"><text:span text:style-name="_5f_Caractères"/></text:h>
                </table:table-cell>
                <table:table-cell table:style-name="Tableau27.J6" office:value-type="string">
                  <text:h text:style-name="P110" text:outline-level="1"><text:span text:style-name="_5f_Caractères">209,5</text:span><text:span text:style-name="_5f_Caractères"><text:span text:style-name="T186"> dm</text:span></text:span></text:h>
                </table:table-cell>
              </table:table-row>
            </table:table>
            <text:list xml:id="list65148440647842" text:continue-list="list2920617507" text:style-name="_5f_Numérotation_20_des_20_exercices">
              <text:list-item>
                <text:h text:style-name="P115" text:outline-level="1"><text:span text:style-name="_5f_Caractères">Convertis chaque longueur dans l'unité indiquée.</text:span></text:h>
              </text:list-item>
            </text:list>
            <table:table table:name="Tableau28" table:style-name="Tableau28">
              <table:table-column table:style-name="Tableau28.A"/>
              <table:table-column table:style-name="Tableau28.B"/>
              <table:table-column table:style-name="Tableau28.C"/>
              <table:table-column table:style-name="Tableau28.D"/>
              <table:table-column table:style-name="Tableau28.C" table:number-columns-repeated="2"/>
              <table:table-column table:style-name="Tableau28.G"/>
              <table:table-row table:style-name="Tableau28.1">
                <table:table-cell table:style-name="Tableau28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28.B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28.C1" office:value-type="string">
                  <text:h text:style-name="_5f_Tableau_5f_Centré_5f_Gras" text:outline-level="1"><text:span text:style-name="_5f_Caractères">En km</text:span></text:h>
                </table:table-cell>
                <table:table-cell table:style-name="Tableau28.C1" office:value-type="string">
                  <text:h text:style-name="_5f_Tableau_5f_Centré_5f_Gras" text:outline-level="1"><text:span text:style-name="_5f_Caractères">En hm</text:span></text:h>
                </table:table-cell>
                <table:table-cell table:style-name="Tableau28.C1" office:value-type="string">
                  <text:h text:style-name="_5f_Tableau_5f_Centré_5f_Gras" text:outline-level="1"><text:span text:style-name="_5f_Caractères">En dam</text:span></text:h>
                </table:table-cell>
                <table:table-cell table:style-name="Tableau28.C1" office:value-type="string">
                  <text:h text:style-name="_5f_Tableau_5f_Centré_5f_Gras" text:outline-level="1"><text:span text:style-name="_5f_Caractères">En m</text:span></text:h>
                </table:table-cell>
                <table:table-cell table:style-name="Tableau28.G1" office:value-type="string">
                  <text:h text:style-name="_5f_Tableau_5f_Centré_5f_Gras" text:outline-level="1"><text:span text:style-name="_5f_Caractères">En dm</text:span></text:h>
                </table:table-cell>
              </table:table-row>
              <table:table-row table:style-name="Tableau28.2">
                <table:table-cell table:style-name="Tableau28.A2" office:value-type="string">
                  <text:list xml:id="list65146920599354" text:continue-list="list65148394455274" text:style-name="_5f_Numérotation_20_des_20_exercices">
                    <text:list-item>
                      <text:list>
                        <text:list-item text:start-value="1">
                          <text:p text:style-name="_5f_Paragraphe_5f_avec_5f_Num_5f_Question"><text:span text:style-name="_5f_Caractères"/></text:p>
                        </text:list-item>
                      </text:list>
                    </text:list-item>
                  </text:list>
                </table:table-cell>
                <table:table-cell table:style-name="Tableau28.B2" office:value-type="string">
                  <text:h text:style-name="_5f_Tableau_5f_Centré" text:outline-level="1"><text:span text:style-name="_5f_Caractères">95 hm</text:span></text:h>
                </table:table-cell>
                <table:table-cell table:style-name="Tableau28.C2" office:value-type="string">
                  <text:h text:style-name="P109" text:outline-level="1"><text:span text:style-name="_5f_Caractères">9,5</text:span></text:h>
                </table:table-cell>
                <table:table-cell table:style-name="Tableau28.D2" office:value-type="string">
                  <text:h text:style-name="P109" text:outline-level="1"><text:span text:style-name="_5f_Caractères"/></text:h>
                </table:table-cell>
                <table:table-cell table:style-name="Tableau28.C2" office:value-type="string">
                  <text:h text:style-name="P109" text:outline-level="1"><text:span text:style-name="_5f_Caractères">950</text:span></text:h>
                </table:table-cell>
                <table:table-cell table:style-name="Tableau28.C2" office:value-type="string">
                  <text:h text:style-name="P109" text:outline-level="1"><text:span text:style-name="_5f_Caractères">9 500</text:span></text:h>
                </table:table-cell>
                <table:table-cell table:style-name="Tableau28.G2" office:value-type="string">
                  <text:h text:style-name="P109" text:outline-level="1"><text:span text:style-name="_5f_Caractères">95 000</text:span></text:h>
                </table:table-cell>
              </table:table-row>
              <table:table-row table:style-name="Tableau28.2">
                <table:table-cell table:style-name="Tableau28.A2" office:value-type="string">
                  <text:list xml:id="list65147665399151" text:continue-numbering="true" text:style-name="_5f_Numérotation_20_des_20_exercices">
                    <text:list-item>
                      <text:list>
                        <text:list-item>
                          <text:p text:style-name="_5f_Paragraphe_5f_avec_5f_Num_5f_Question"><text:span text:style-name="_5f_Caractères"/></text:p>
                        </text:list-item>
                      </text:list>
                    </text:list-item>
                  </text:list>
                </table:table-cell>
                <table:table-cell table:style-name="Tableau28.B2" office:value-type="string">
                  <text:h text:style-name="_5f_Tableau_5f_Centré" text:outline-level="1"><text:span text:style-name="_5f_Caractères">5,725 km</text:span></text:h>
                </table:table-cell>
                <table:table-cell table:style-name="Tableau28.D2" office:value-type="string">
                  <text:h text:style-name="P109" text:outline-level="1"><text:span text:style-name="_5f_Caractères"/></text:h>
                </table:table-cell>
                <table:table-cell table:style-name="Tableau28.C2" office:value-type="string">
                  <text:h text:style-name="P109" text:outline-level="1"><text:span text:style-name="_5f_Caractères">57,25</text:span></text:h>
                </table:table-cell>
                <table:table-cell table:style-name="Tableau28.C2" office:value-type="string">
                  <text:h text:style-name="P109" text:outline-level="1"><text:span text:style-name="_5f_Caractères">572,5</text:span></text:h>
                </table:table-cell>
                <table:table-cell table:style-name="Tableau28.C2" office:value-type="string">
                  <text:h text:style-name="P109" text:outline-level="1"><text:span text:style-name="_5f_Caractères">5 725</text:span></text:h>
                </table:table-cell>
                <table:table-cell table:style-name="Tableau28.G3" office:value-type="string">
                  <text:h text:style-name="P109" text:outline-level="1"><text:span text:style-name="_5f_Caractères">57 250</text:span></text:h>
                </table:table-cell>
              </table:table-row>
              <table:table-row table:style-name="Tableau28.2">
                <table:table-cell table:style-name="Tableau28.A2" office:value-type="string">
                  <text:list xml:id="list65148320268098" text:continue-numbering="true" text:style-name="_5f_Numérotation_20_des_20_exercices">
                    <text:list-item>
                      <text:list>
                        <text:list-item>
                          <text:p text:style-name="_5f_Paragraphe_5f_avec_5f_Num_5f_Question"><text:span text:style-name="_5f_Caractères"/></text:p>
                        </text:list-item>
                      </text:list>
                    </text:list-item>
                  </text:list>
                </table:table-cell>
                <table:table-cell table:style-name="Tableau28.B2" office:value-type="string">
                  <text:h text:style-name="_5f_Tableau_5f_Centré" text:outline-level="1"><text:span text:style-name="_5f_Caractères">84,59 dm</text:span></text:h>
                </table:table-cell>
                <table:table-cell table:style-name="Tableau28.C2" office:value-type="string">
                  <text:h text:style-name="P109" text:outline-level="1"><text:span text:style-name="_5f_Caractères">0,008 459</text:span></text:h>
                </table:table-cell>
                <table:table-cell table:style-name="Tableau28.C2" office:value-type="string">
                  <text:h text:style-name="P109" text:outline-level="1"><text:span text:style-name="_5f_Caractères">0,084 59</text:span></text:h>
                </table:table-cell>
                <table:table-cell table:style-name="Tableau28.C2" office:value-type="string">
                  <text:h text:style-name="P109" text:outline-level="1"><text:span text:style-name="_5f_Caractères">0,845 9</text:span></text:h>
                </table:table-cell>
                <table:table-cell table:style-name="Tableau28.C2" office:value-type="string">
                  <text:h text:style-name="P109" text:outline-level="1"><text:span text:style-name="_5f_Caractères">8,459</text:span></text:h>
                </table:table-cell>
                <table:table-cell table:style-name="Tableau28.G4" office:value-type="string">
                  <text:h text:style-name="P109" text:outline-level="1"><text:span text:style-name="_5f_Caractères"/></text:h>
                </table:table-cell>
              </table:table-row>
            </table:table>
            <text:list xml:id="list65148755021644" text:continue-list="list65148440647842" text:style-name="_5f_Numérotation_20_des_20_exercices">
              <text:list-item>
                <text:h text:style-name="P115" text:outline-level="1"><text:span text:style-name="_5f_Caractères">Voici différentes distances : A = 4,5 km, B = 450 mm, C = 4 500 cm, D = 45 dam, E = 0,45 dm, F = 0,045 hm</text:span></text:h>
                <text:list>
                  <text:list-item text:start-value="1">
                    <text:p text:style-name="P113"><text:span text:style-name="_5f_Caractères">Reporte‑les dans le tableau ci-dessous.</text:span></text:p>
                  </text:list-item>
                </text:list>
              </text:list-item>
            </text:list>
            <table:table table:name="Tableau29" table:style-name="Tableau29">
              <table:table-column table:style-name="Tableau29.A"/>
              <table:table-column table:style-name="Tableau29.B" table:number-columns-repeated="2"/>
              <table:table-column table:style-name="Tableau29.D"/>
              <table:table-column table:style-name="Tableau29.B"/>
              <table:table-column table:style-name="Tableau29.D"/>
              <table:table-column table:style-name="Tableau29.B"/>
              <table:table-column table:style-name="Tableau29.H"/>
              <table:table-row table:style-name="Tableau29.1">
                <table:table-cell table:style-name="Tableau29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29.B1" office:value-type="string">
                  <text:h text:style-name="_5f_Tableau_5f_Centré_5f_Gras" text:outline-level="1"><text:span text:style-name="_5f_Caractères">km</text:span></text:h>
                </table:table-cell>
                <table:table-cell table:style-name="Tableau29.B1" office:value-type="string">
                  <text:h text:style-name="_5f_Tableau_5f_Centré_5f_Gras" text:outline-level="1"><text:span text:style-name="_5f_Caractères">hm</text:span></text:h>
                </table:table-cell>
                <table:table-cell table:style-name="Tableau29.B1" office:value-type="string">
                  <text:h text:style-name="_5f_Tableau_5f_Centré_5f_Gras" text:outline-level="1"><text:span text:style-name="_5f_Caractères">dam</text:span></text:h>
                </table:table-cell>
                <table:table-cell table:style-name="Tableau29.B1" office:value-type="string">
                  <text:h text:style-name="_5f_Tableau_5f_Centré_5f_Gras" text:outline-level="1"><text:span text:style-name="_5f_Caractères">m</text:span></text:h>
                </table:table-cell>
                <table:table-cell table:style-name="Tableau29.B1" office:value-type="string">
                  <text:h text:style-name="_5f_Tableau_5f_Centré_5f_Gras" text:outline-level="1"><text:span text:style-name="_5f_Caractères">dm</text:span></text:h>
                </table:table-cell>
                <table:table-cell table:style-name="Tableau29.B1" office:value-type="string">
                  <text:h text:style-name="_5f_Tableau_5f_Centré_5f_Gras" text:outline-level="1"><text:span text:style-name="_5f_Caractères">cm</text:span></text:h>
                </table:table-cell>
                <table:table-cell table:style-name="Tableau29.H1" office:value-type="string">
                  <text:h text:style-name="_5f_Tableau_5f_Centré_5f_Gras" text:outline-level="1"><text:span text:style-name="_5f_Caractères">mm</text:span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_5f_Tableau_5f_Centré_5f_Gras" text:outline-level="1"><text:span text:style-name="_5f_Caractères">A</text:span></text:h>
                </table:table-cell>
                <table:table-cell table:style-name="Tableau29.B2" office:value-type="string">
                  <text:h text:style-name="P109" text:outline-level="1"><text:span text:style-name="_5f_Caractères">4</text:span></text:h>
                </table:table-cell>
                <table:table-cell table:style-name="Tableau29.B2" office:value-type="string">
                  <text:h text:style-name="P109" text:outline-level="1"><text:span text:style-name="_5f_Caractères">5</text:span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H2" office:value-type="string">
                  <text:h text:style-name="P109" text:outline-level="1"><text:span text:style-name="_5f_Caractères"/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_5f_Tableau_5f_Centré_5f_Gras" text:outline-level="1"><text:span text:style-name="_5f_Caractères">B</text:span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>4</text:span></text:h>
                </table:table-cell>
                <table:table-cell table:style-name="Tableau29.B2" office:value-type="string">
                  <text:h text:style-name="P109" text:outline-level="1"><text:span text:style-name="_5f_Caractères">5</text:span></text:h>
                </table:table-cell>
                <table:table-cell table:style-name="Tableau29.H2" office:value-type="string">
                  <text:h text:style-name="P109" text:outline-level="1"><text:span text:style-name="_5f_Caractères">0</text:span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_5f_Tableau_5f_Centré_5f_Gras" text:outline-level="1"><text:span text:style-name="_5f_Caractères">C</text:span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>4</text:span></text:h>
                </table:table-cell>
                <table:table-cell table:style-name="Tableau29.B2" office:value-type="string">
                  <text:h text:style-name="P109" text:outline-level="1"><text:span text:style-name="_5f_Caractères">5</text:span></text:h>
                </table:table-cell>
                <table:table-cell table:style-name="Tableau29.B2" office:value-type="string">
                  <text:h text:style-name="P109" text:outline-level="1"><text:span text:style-name="_5f_Caractères">0</text:span></text:h>
                </table:table-cell>
                <table:table-cell table:style-name="Tableau29.B2" office:value-type="string">
                  <text:h text:style-name="P109" text:outline-level="1"><text:span text:style-name="_5f_Caractères">0</text:span></text:h>
                </table:table-cell>
                <table:table-cell table:style-name="Tableau29.H2" office:value-type="string">
                  <text:h text:style-name="P109" text:outline-level="1"><text:span text:style-name="_5f_Caractères"/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_5f_Tableau_5f_Centré_5f_Gras" text:outline-level="1"><text:span text:style-name="_5f_Caractères">D</text:span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>4</text:span></text:h>
                </table:table-cell>
                <table:table-cell table:style-name="Tableau29.B2" office:value-type="string">
                  <text:h text:style-name="P109" text:outline-level="1"><text:span text:style-name="_5f_Caractères">5</text:span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H2" office:value-type="string">
                  <text:h text:style-name="P109" text:outline-level="1"><text:span text:style-name="_5f_Caractères"/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_5f_Tableau_5f_Centré_5f_Gras" text:outline-level="1"><text:span text:style-name="_5f_Caractères">E</text:span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>4</text:span></text:h>
                </table:table-cell>
                <table:table-cell table:style-name="Tableau29.H2" office:value-type="string">
                  <text:h text:style-name="P109" text:outline-level="1"><text:span text:style-name="_5f_Caractères">5</text:span></text:h>
                </table:table-cell>
              </table:table-row>
              <table:table-row table:style-name="Tableau29.2">
                <table:table-cell table:style-name="Tableau29.A2" office:value-type="string">
                  <text:h text:style-name="_5f_Tableau_5f_Centré_5f_Gras" text:outline-level="1"><text:span text:style-name="_5f_Caractères">F</text:span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B2" office:value-type="string">
                  <text:h text:style-name="P109" text:outline-level="1"><text:span text:style-name="_5f_Caractères">4</text:span></text:h>
                </table:table-cell>
                <table:table-cell table:style-name="Tableau29.B2" office:value-type="string">
                  <text:h text:style-name="P109" text:outline-level="1"><text:span text:style-name="_5f_Caractères">5</text:span></text:h>
                </table:table-cell>
                <table:table-cell table:style-name="Tableau29.B2" office:value-type="string">
                  <text:h text:style-name="P109" text:outline-level="1"><text:span text:style-name="_5f_Caractères"/></text:h>
                </table:table-cell>
                <table:table-cell table:style-name="Tableau29.H2" office:value-type="string">
                  <text:h text:style-name="P109" text:outline-level="1"><text:span text:style-name="_5f_Caractères"/></text:h>
                </table:table-cell>
              </table:table-row>
            </table:table>
            <text:list xml:id="list65148015417705" text:continue-numbering="true" text:style-name="_5f_Numérotation_20_des_20_exercices">
              <text:list-item>
                <text:list>
                  <text:list-item>
                    <text:p text:style-name="P111"><text:span text:style-name="_5f_Caractères">Range‑les de la plus courte à la plus longue.</text:span></text:p>
                    <text:p text:style-name="P102"><text:span text:style-name="_5f_Caractères_5f_correction">E &lt; B &lt; F &lt; C &lt; D &lt; A</text:span></text:p>
                  </text:list-item>
                </text:list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Tahoma2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2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List_20_5_20_Cont." style:display-name="List 5 Cont." style:family="paragraph" style:parent-style-name="List" style:class="list"/>
    <style:style style:name="List_20_5_20_End" style:display-name="List 5 End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4_20_Cont." style:display-name="List 4 Cont." style:family="paragraph" style:parent-style-name="List" style:class="list"/>
    <style:style style:name="List_20_4_20_End" style:display-name="List 4 End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3_20_Cont." style:display-name="List 3 Cont." style:family="paragraph" style:parent-style-name="List" style:class="list"/>
    <style:style style:name="List_20_3_20_End" style:display-name="List 3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2_20_Cont." style:display-name="List 2 Cont." style:family="paragraph" style:parent-style-name="List" style:class="list"/>
    <style:style style:name="List_20_2_20_End" style:display-name="List 2 End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1_20_Cont." style:display-name="List 1 Cont." style:family="paragraph" style:parent-style-name="List" style:class="list"/>
    <style:style style:name="List_20_1_20_End" style:display-name="List 1 End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5_20_Cont." style:display-name="Numbering 5 Cont.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1_20_End" style:display-name="Numbering 1 End" style:family="paragraph" style:parent-style-name="List" style:class="list"/>
    <style:style style:name="Contents_20_Heading" style:display-name="Contents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Heading_20_10" style:display-name="Heading 10" style:family="paragraph" style:parent-style-name="Heading" style:default-outline-level="10" style:class="text"/>
    <style:style style:name="Heading_20_9" style:display-name="Heading 9" style:family="paragraph" style:parent-style-name="Heading" style:default-outline-level="9" style:class="text"/>
    <style:style style:name="Heading_20_8" style:display-name="Heading 8" style:family="paragraph" style:parent-style-name="Heading" style:default-outline-level="8" style:class="text"/>
    <style:style style:name="Heading_20_7" style:display-name="Heading 7" style:family="paragraph" style:parent-style-name="Heading" style:default-outline-level="7" style:class="text"/>
    <style:style style:name="Table" style:family="paragraph" style:parent-style-name="Caption" style:class="extra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Heading_20_6" style:display-name="Heading 6" style:family="paragraph" style:parent-style-name="Heading" style:default-outline-level="6" style:class="text"/>
    <style:style style:name="Heading_20_5" style:display-name="Heading 5" style:family="paragraph" style:parent-style-name="Heading" style:default-outline-level="5" style:class="text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2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2" fo:font-weight="bold" officeooo:rsid="0246ec76"/>
    </style:style>
    <style:style style:name="MT72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weight="bold" officeooo:rsid="02359352"/>
    </style:style>
    <style:style style:name="MT84" style:family="text">
      <style:text-properties fo:text-transform="uppercase" fo:color="#808080" loext:opacity="100%" style:font-name="Bitstream Vera Sans2" fo:font-size="9pt" officeooo:rsid="0235a7de" fo:background-color="transparent" loext:char-shading-value="0"/>
    </style:style>
    <style:style style:name="MT85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6" style:family="text">
      <style:text-properties fo:text-transform="uppercase" fo:color="#808080" loext:opacity="100%" style:font-name="Bitstream Vera Sans2" fo:font-size="9pt" officeooo:rsid="0177e18a" fo:background-color="transparent" loext:char-shading-value="0"/>
    </style:style>
    <style:style style:name="MT87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8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MT89" style:family="text">
      <style:text-properties fo:font-variant="small-caps" fo:color="#7fb241" loext:opacity="100%" style:font-name="Bitstream Vera Sans2" fo:font-size="16pt" fo:font-weight="bold" officeooo:rsid="02768590"/>
    </style:style>
    <style:style style:name="MT90" style:family="text">
      <style:text-properties fo:text-transform="uppercase" fo:color="#808080" loext:opacity="100%" style:font-name="Bitstream Vera Sans2" fo:font-size="9pt" officeooo:rsid="02768590" fo:background-color="transparent" loext:char-shading-value="0"/>
    </style:style>
    <style:style style:name="MT91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MT92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MT93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5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MT97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MT98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MT99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MT104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5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MT107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MT108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MT110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MT115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MT117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MT118" style:family="text">
      <style:text-properties officeooo:rsid="008d016c"/>
    </style:style>
    <style:style style:name="MT119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MT122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MT123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MT1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MT128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MT130" style:family="text">
      <style:text-properties officeooo:rsid="009e3fdd"/>
    </style:style>
    <style:style style:name="MT13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3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MT134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MT135" style:family="text">
      <style:text-properties fo:font-variant="small-caps" officeooo:rsid="0054f64f"/>
    </style:style>
    <style:style style:name="MT136" style:family="text">
      <style:text-properties fo:font-variant="small-caps"/>
    </style:style>
    <style:style style:name="MT13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8" style:family="text">
      <style:text-properties officeooo:rsid="00a4cf55"/>
    </style:style>
    <style:style style:name="MT13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2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MT143" style:family="text">
      <style:text-properties officeooo:rsid="005a3fa8"/>
    </style:style>
    <style:style style:name="MT144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5" style:family="text">
      <style:text-properties officeooo:rsid="00415f3a"/>
    </style:style>
    <style:style style:name="MT146" style:family="text">
      <style:text-properties officeooo:rsid="00386ebd"/>
    </style:style>
    <style:style style:name="MT147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9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MT151" style:family="text">
      <style:text-properties officeooo:rsid="00a59a60"/>
    </style:style>
    <style:style style:name="MT152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4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MT155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MT156" style:family="text">
      <style:text-properties officeooo:rsid="01fe03f2"/>
    </style:style>
    <style:style style:name="MT157" style:family="text">
      <style:text-properties fo:font-variant="small-caps" officeooo:rsid="0096b4e2"/>
    </style:style>
    <style:style style:name="MT158" style:family="text">
      <style:text-properties fo:font-variant="small-caps" officeooo:rsid="00a847d5"/>
    </style:style>
    <style:style style:name="MT159" style:family="text">
      <style:text-properties officeooo:rsid="0096b4e2"/>
    </style:style>
    <style:style style:name="MT160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MT161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MT162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3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MT164" style:family="text">
      <style:text-properties officeooo:rsid="0032e83a"/>
    </style:style>
    <style:style style:name="MT165" style:family="text">
      <style:text-properties officeooo:rsid="002b33ed"/>
    </style:style>
    <style:style style:name="MT16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MT173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MT174" style:family="text">
      <style:text-properties fo:font-variant="small-caps" officeooo:rsid="007d7a6f"/>
    </style:style>
    <style:style style:name="MT175" style:family="text">
      <style:text-properties officeooo:rsid="00a59037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MT178" style:family="text">
      <style:text-properties fo:font-variant="small-caps" officeooo:rsid="00990660"/>
    </style:style>
    <style:style style:name="MT179" style:family="text">
      <style:text-properties fo:font-variant="small-caps" officeooo:rsid="00b5d2d1"/>
    </style:style>
    <style:style style:name="MT180" style:family="text">
      <style:text-properties fo:font-variant="small-caps" officeooo:rsid="00b6801f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3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MT184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MT185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6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2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3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5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6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5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16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08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0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1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09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2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4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29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87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8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0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1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8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1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3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5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77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67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68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56" draw:name="Shape3_12" draw:style-name="Mgr5" draw:text-style-name="MP1" svg:x1="10.308cm" svg:y1="0.388cm" svg:x2="20.496cm" svg:y2="0.36cm"><text:p/></draw:line><draw:path text:anchor-type="paragraph" draw:z-index="257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59" draw:name="Shape3_27" draw:style-name="Mgr5" draw:text-style-name="MP1" svg:x1="10.308cm" svg:y1="0.388cm" svg:x2="20.496cm" svg:y2="0.36cm"><text:p/></draw:line><draw:path text:anchor-type="paragraph" draw:z-index="26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2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47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4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2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0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1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3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16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7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1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2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0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6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5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6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3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4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1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2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9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0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_5f_Header_20_M_20_page_20_impaire_20__28_D_29_"><text:s/>Conversions d’unités : <text:span text:style-name="MT83">Longueurs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1"><draw:text-box fo:min-height="0.355cm"><text:p text:style-name="MP3"><text:page-number text:select-page="current">1</text:page-number></text:p></draw:text-box></draw:frame><text:p text:style-name="MP6"><text:span text:style-name="MT84">Conversions d’unités : longueurs</text:span><text:span text:style-name="MT4"> </text:span></text:p></draw:text-box></draw:frame><draw:g text:anchor-type="paragraph" draw:z-index="196" draw:name="Shape4_93" draw:style-name="Mgr2"><draw:path draw:style-name="Mgr10" draw:text-style-name="MP4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3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4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5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" draw:style-name="Mgr9" draw:text-style-name="MP1" svg:x1="12.45cm" svg:y1="0.362cm" svg:x2="20.497cm" svg:y2="0.36cm"><text:p/></draw:line><text:span text:style-name="MT72">Périmètre</text:span> : <text:span text:style-name="MT85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1" svg:x1="12.45cm" svg:y1="0.362cm" svg:x2="20.497cm" svg:y2="0.36cm"><text:p/></draw:line><text:span text:style-name="MT72">Périmètre</text:span> : <text:span text:style-name="MT85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6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9" draw:text-style-name="MP1" svg:x1="12.726cm" svg:y1="0.399cm" svg:x2="20.496cm" svg:y2="0.36cm"><text:p/></draw:line><text:span text:style-name="MT72">Périmètre</text:span> : <text:span text:style-name="MT87">Périmètres et unités</text:span></text:p>
      </style:header>
      <style:header-left>
        <text:p text:style-name="MP57"><draw:line text:anchor-type="paragraph" draw:z-index="184" draw:name="Shape3_17" draw:style-name="Mgr9" draw:text-style-name="MP1" svg:x1="16.083cm" svg:y1="0.383cm" svg:x2="20.496cm" svg:y2="0.36cm"><text:p/></draw:line><text:span text:style-name="MT72">Périmètre</text:span> : <text:span text:style-name="MT87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8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9">Conversions d’unités</text:span> : <text:span text:style-name="MT89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90">Conversions d’unités</text:span><text:span text:style-name="MT75"> : </text:span><text:span text:style-name="MT90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91">Problèmes</text:span></text:p></draw:text-box></draw:frame><draw:g text:anchor-type="paragraph" draw:z-index="17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93">Volume</text:span><text:span text:style-name="MT4"> </text:span></text:p></draw:text-box></draw:frame><draw:g text:anchor-type="paragraph" draw:z-index="17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4">Conversions d’unités : longueurs</text:span></text:p>
      </style:header>
      <style:header-left>
        <text:p text:style-name="_5f_Header_20_N_20_page_20_impaire_20__28_D_29_"><text:s/><text:span text:style-name="MT94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longueurs</text:span><text:span text:style-name="MT4"> </text:span></text:p></draw:text-box></draw:frame><draw:g text:anchor-type="paragraph" draw:z-index="17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4">Conversions d’unités : </text:span><text:span text:style-name="MT95">masses</text:span></text:p>
      </style:header>
      <style:header-left>
        <text:p text:style-name="_5f_Header_20_N_20_page_20_impaire_20__28_D_29_"><text:s/><text:span text:style-name="MT94">Conversions d’unités : </text:span><text:span text:style-name="MT95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96">masses</text:span><text:span text:style-name="MT4"> </text:span></text:p></draw:text-box></draw:frame><draw:g text:anchor-type="paragraph" draw:z-index="16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5"><text:s/></text:span><text:span text:style-name="MT94">Conversions d’unités : </text:span><text:span text:style-name="MT95">masses</text:span></text:p>
      </style:header>
      <style:header-left>
        <text:p text:style-name="_5f_Header_20_N_20_page_20_impaire_20__28_D_29_"><text:span text:style-name="MT95"><text:s/></text:span><text:span text:style-name="MT94">Conversions d’unités : </text:span><text:span text:style-name="MT95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97">Masses</text:span><text:span text:style-name="MT4"> </text:span></text:p></draw:text-box></draw:frame><draw:g text:anchor-type="paragraph" draw:z-index="16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8">Conversions d’unités : </text:span><text:span text:style-name="MT99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4">Conversions d’unités : </text:span><text:span text:style-name="MT100">Capacités</text:span></text:p>
      </style:header>
      <style:header-left>
        <text:p text:style-name="Header"><text:s/><text:span text:style-name="MT94">Conversions d’unités : </text:span><text:span text:style-name="MT100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101">capacités</text:span><text:span text:style-name="MT4"> </text:span></text:p></draw:text-box></draw:frame><draw:g text:anchor-type="paragraph" draw:z-index="16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2">Conversions d’unités : </text:span><text:span text:style-name="MT100">Capacités</text:span></text:p>
      </style:header>
      <style:header-left>
        <text:p text:style-name="_5f_Header_20_N_20_page_20_impaire_20__28_D_29_"><text:span text:style-name="MT102">Conversions d’unités : </text:span><text:span text:style-name="MT100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103">Capacités</text:span><text:span text:style-name="MT4"> </text:span></text:p></draw:text-box></draw:frame><draw:g text:anchor-type="paragraph" draw:z-index="16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4">Conversions d’unités : </text:span><text:span text:style-name="MT104">Temps et d</text:span><text:span text:style-name="MT105">urées</text:span></text:p>
      </style:header>
      <style:header-left>
        <text:p text:style-name="Header"><text:s/><text:span text:style-name="MT94">Conversions d’unités : </text:span><text:span text:style-name="MT104">Temps et d</text:span><text:span text:style-name="MT105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106">temps et </text:span><text:span text:style-name="MT107">durées</text:span><text:span text:style-name="MT4"> </text:span></text:p></draw:text-box></draw:frame><draw:g text:anchor-type="paragraph" draw:z-index="15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2">Conversions d’unités : </text:span><text:span text:style-name="MT104">Temps et d</text:span><text:span text:style-name="MT105">urées</text:span></text:p>
      </style:header>
      <style:header-left>
        <text:p text:style-name="_5f_Header_20_N_20_page_20_impaire_20__28_D_29_"><text:span text:style-name="MT102">Conversions d’unités : </text:span><text:span text:style-name="MT104">Temps et d</text:span><text:span text:style-name="MT105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106">temps et </text:span><text:span text:style-name="MT107">durées</text:span><text:span text:style-name="MT4"> </text:span></text:p></draw:text-box></draw:frame><draw:g text:anchor-type="paragraph" draw:z-index="15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8">Conversions d’unités : </text:span><text:span text:style-name="MT106">temps et </text:span><text:span text:style-name="MT107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4">Conversions d’unités : </text:span><text:span text:style-name="MT108">Temps et durées</text:span></text:p>
      </style:header>
      <style:header-left>
        <text:p text:style-name="_5f_Header_20_N_20_page_20_impaire_20__28_D_29_"><text:s/><text:span text:style-name="MT94">Conversions d’unités : </text:span><text:span text:style-name="MT108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109">Temps et </text:span><text:span text:style-name="MT110">Durée</text:span><text:span text:style-name="MT4"> </text:span></text:p></draw:text-box></draw:frame><draw:g text:anchor-type="paragraph" draw:z-index="15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2">Conversions d’unités : </text:span><text:span text:style-name="MT111">Vitesse</text:span></text:p>
      </style:header>
      <style:header-left>
        <text:p text:style-name="_5f_Header_20_N_20_page_20_impaire_20__28_D_29_"><text:span text:style-name="MT102">Conversions d’unités : </text:span><text:span text:style-name="MT111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112">vitesse</text:span><text:span text:style-name="MT4"> </text:span></text:p></draw:text-box></draw:frame><draw:g text:anchor-type="paragraph" draw:z-index="15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8">Conversions d’unités : </text:span><text:span text:style-name="MT112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4">Conversions d’unités : </text:span><text:span text:style-name="MT113">Aires</text:span></text:p>
      </style:header>
      <style:header-left>
        <text:p text:style-name="Header"><text:s/><text:span text:style-name="MT94">Conversions d’unités : </text:span><text:span text:style-name="MT113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114">aires</text:span></text:p></draw:text-box></draw:frame><draw:g text:anchor-type="paragraph" draw:z-index="14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2">Conversions d’unités : </text:span><text:span text:style-name="MT113">Aires</text:span></text:p>
      </style:header>
      <style:header-left>
        <text:p text:style-name="_5f_Header_20_N_20_page_20_paire_20__28_G_29_"><text:span text:style-name="MT102">Conversions d’unités : </text:span><text:span text:style-name="MT113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2">Conversions d’unités : </text:span><text:span text:style-name="MT114">Aires</text:span></text:h></draw:text-box></draw:frame><draw:g text:anchor-type="paragraph" draw:z-index="14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4">Conversions d’unités : </text:span><text:span text:style-name="MT115">Problèmes</text:span></text:p>
      </style:header>
      <style:header-left>
        <text:p text:style-name="_5f_Header_20_N_20_page_20_paire_20__28_G_29_"><text:s/><text:span text:style-name="MT94">Conversions d’unités : </text:span><text:span text:style-name="MT115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116">problèmes</text:span></text:p></draw:text-box></draw:frame><draw:g text:anchor-type="paragraph" draw:z-index="14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7">Conversions d’unités </text:span><text:span text:style-name="MT4">: </text:span><text:span text:style-name="MT117">problèmes</text:span></text:p></draw:text-box></draw:frame><draw:g text:anchor-type="paragraph" draw:z-index="14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2">Conversions d’unités : </text:span><text:span text:style-name="MT115">Problèmes</text:span></text:p>
      </style:header>
      <style:header-left>
        <text:p text:style-name="MP65"><text:span text:style-name="MT102">Conversions d’unités : </text:span><text:span text:style-name="MT115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Conversions d’unités : </text:span><text:span text:style-name="MT116">problèmes</text:span></text:p></draw:text-box></draw:frame><draw:g text:anchor-type="paragraph" draw:z-index="14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8">Conversions d’unités : </text:span><text:span text:style-name="MT116">problèmes</text:span></text:p></draw:text-box></draw:frame><draw:g text:anchor-type="paragraph" draw:z-index="14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8"><text:s text:c="15"/>A</text:span>ires : Aire et unité</text:p>
      </style:header>
      <style:header-left>
        <text:p text:style-name="MP66"><text:span text:style-name="MT118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9">partie 1</text:span> : <text:span text:style-name="MT120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21">Géométrie plane, </text:span><text:span text:style-name="MT122">partie 1</text:span><text:span text:style-name="MT121"> : </text:span><text:span text:style-name="MT123">assembler et décomposer</text:span></text:p></draw:text-box></draw:frame><draw:g text:anchor-type="paragraph" draw:z-index="136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7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2">partie 1</text:span><text:span text:style-name="MT48"> : </text:span><text:span text:style-name="MT123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4">Géométrie plane</text:span><text:span text:style-name="MT125"> : </text:span><text:span text:style-name="MT126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7">vocabulaire</text:span></text:p></draw:text-box></draw:frame><draw:g text:anchor-type="paragraph" draw:z-index="134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7">vocabulaire</text:span></text:p></draw:text-box></draw:frame><draw:g text:anchor-type="paragraph" draw:z-index="135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9">partie 1</text:span> : <text:span text:style-name="MT128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21">Géométrie plane, </text:span><text:span text:style-name="MT122">partie 1</text:span><text:span text:style-name="MT121"> : </text:span><text:span text:style-name="MT129">coder</text:span></text:p></draw:text-box></draw:frame><draw:g text:anchor-type="paragraph" draw:z-index="132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2">partie 1</text:span><text:span text:style-name="MT48"> : </text:span><text:span text:style-name="MT129">coder</text:span></text:p></draw:text-box></draw:frame><draw:g text:anchor-type="paragraph" draw:z-index="133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4">Géométrie plane</text:span><text:span text:style-name="MT125"> : </text:span><text:span text:style-name="MT126">Vocabulaire</text:span></text:p>
      </style:header>
      <style:header-left>
        <text:p text:style-name="MP70"><text:span text:style-name="MT124">Géométrie plane</text:span><text:span text:style-name="MT125"> : </text:span><text:span text:style-name="MT126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7">vocabulaire</text:span></text:p></draw:text-box></draw:frame><draw:g text:anchor-type="paragraph" draw:z-index="130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7">vocabulaire</text:span></text:p></draw:text-box></draw:frame><draw:g text:anchor-type="paragraph" draw:z-index="131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8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1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9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126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127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31">Milieu, alignement, </text:span><text:span text:style-name="MT132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4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21">Géométrie plane : </text:span><text:span text:style-name="MT133">milieu, Alignement, </text:span><text:span text:style-name="MT134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5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3">milieu, alignement, </text:span><text:span text:style-name="MT13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5">S</text:span><text:span text:style-name="MT136">olides</text:span> : <text:span text:style-name="MT135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7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0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8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1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8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5">S</text:span><text:span text:style-name="MT136">olides</text:span> : <text:span text:style-name="MT135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8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9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6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7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9">R</text:span><text:span text:style-name="MT140">epères du plan : Se </text:span><text:span text:style-name="MT141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2">déplacer</text:span></text:p></draw:text-box></draw:frame><draw:g text:anchor-type="paragraph" draw:z-index="114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2">déplacer</text:span></text:p></draw:text-box></draw:frame><draw:g text:anchor-type="paragraph" draw:z-index="115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2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3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0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1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3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2" draw:name="Shape7_8" draw:style-name="Mgr9" draw:text-style-name="MP1" svg:x1="9.042cm" svg:y1="0.36cm" svg:x2="20.461cm" svg:y2="0.36cm"><text:p/></draw:line><draw:path text:anchor-type="paragraph" draw:z-index="103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4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4">S</text:span><text:span text:style-name="MT144">é</text:span><text:span text:style-name="MT144">r</text:span><text:span text:style-name="MT144">i</text:span><text:span text:style-name="MT144">e</text:span><text:span text:style-name="MT144"> </text:span><text:span text:style-name="MT144">1</text:span></text:p></draw:text-box></draw:frame>T<text:span text:style-name="MT145">itre de la série</text:span></text:p>
      </style:header>
      <style:header-left>
        <text:p text:style-name="MP80"><draw:line text:anchor-type="paragraph" draw:z-index="106" draw:name="Shape7_9" draw:style-name="Mgr9" draw:text-style-name="MP1" svg:x1="9.042cm" svg:y1="0.36cm" svg:x2="20.461cm" svg:y2="0.36cm"><text:p/></draw:line><draw:path text:anchor-type="paragraph" draw:z-index="107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4">S</text:span><text:span text:style-name="MT144">é</text:span><text:span text:style-name="MT144">r</text:span><text:span text:style-name="MT144">i</text:span><text:span text:style-name="MT144">e</text:span><text:span text:style-name="MT144"> </text:span><text:span text:style-name="MT144">1</text:span></text:p></draw:text-box></draw:frame>T<text:span text:style-name="MT145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6">Angles</text:span> • <text:span text:style-name="MT146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8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7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8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3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4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4">S</text:span><text:span text:style-name="MT144">é</text:span><text:span text:style-name="MT144">r</text:span><text:span text:style-name="MT144">i</text:span><text:span text:style-name="MT144">e</text:span><text:span text:style-name="MT144"> </text:span><text:span text:style-name="MT144">1</text:span></text:p></draw:text-box></draw:frame><draw:line text:anchor-type="paragraph" draw:z-index="85" draw:name="Shape7_6" draw:style-name="Mgr9" draw:text-style-name="MP1" svg:x1="9.042cm" svg:y1="0.36cm" svg:x2="20.461cm" svg:y2="0.36cm"><text:p/></draw:line>T<text:span text:style-name="MT145">itre de la série</text:span></text:p>
      </style:header>
      <style:header-left>
        <text:p text:style-name="MP80"><draw:path text:anchor-type="paragraph" draw:z-index="8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4">S</text:span><text:span text:style-name="MT144">é</text:span><text:span text:style-name="MT144">r</text:span><text:span text:style-name="MT144">i</text:span><text:span text:style-name="MT144">e</text:span><text:span text:style-name="MT144"> </text:span><text:span text:style-name="MT144">1</text:span></text:p></draw:text-box></draw:frame><draw:line text:anchor-type="paragraph" draw:z-index="89" draw:name="Shape7_3" draw:style-name="Mgr9" draw:text-style-name="MP1" svg:x1="9.042cm" svg:y1="0.36cm" svg:x2="20.461cm" svg:y2="0.36cm"><text:p/></draw:line>T<text:span text:style-name="MT145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6">Angles</text:span> • <text:span text:style-name="MT146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8">Volumes : </text:span><text:span text:style-name="MT149">Calculs et conversions</text:span></text:p>
      </style:header>
      <style:header-left>
        <text:p text:style-name="_5f_Header_20_M_20_page_20_paire_20__28_G_29_"><text:span text:style-name="MT148">Volumes : </text:span><text:span text:style-name="MT149">Calculs et conversions</text:span></text:p>
      </style:header-left>
      <style:footer>
        <text:list xml:id="list2920617507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3">Volumes : </text:span><text:span text:style-name="MT150">Calculs et conversions</text:span> </text:p></draw:text-box></draw:frame><draw:g text:anchor-type="paragraph" draw:z-index="8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65146472569064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3">Volumes : </text:span><text:span text:style-name="MT150">Calculs et conversions</text:span> </text:p></draw:text-box></draw:frame><draw:g text:anchor-type="paragraph" draw:z-index="8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5">S</text:span><text:span text:style-name="MT136">olides</text:span> : <text:span text:style-name="MT135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51">D</text:span><text:span text:style-name="MT44">roites, </text:span><text:span text:style-name="MT152">demi-droites </text:span><text:span text:style-name="MT153">&amp; </text:span><text:span text:style-name="MT152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21">Géométrie plane : </text:span><text:span text:style-name="MT48">droites, </text:span><text:span text:style-name="MT154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4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8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5">Aires</text:span><text:span text:style-name="MT75"> <text:s/>: </text:span><text:span text:style-name="MT155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6">Aires </text:span>: <text:span text:style-name="MT156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8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7">Constructions géométriques : </text:span><text:span text:style-name="MT158">Reproduire</text:span></text:p>
      </style:header>
      <style:header-left>
        <text:p text:style-name="MP95"><text:span text:style-name="MT157">Constructions géométriques : </text:span><text:span text:style-name="MT158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9">CONSTRUCTIONS Géométriques : <text:s/></text:span><text:span text:style-name="MT160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0">G</text:span><text:span text:style-name="MT161">éométrie </text:span><text:span text:style-name="MT162">plane </text:span><text:span text:style-name="MT161">: </text:span><text:span text:style-name="MT162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60">G</text:span><text:span text:style-name="MT161">éométrie </text:span><text:span text:style-name="MT163">plane</text:span><text:span text:style-name="MT161"> : </text:span><text:span text:style-name="MT163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1" draw:name="Shape9" draw:style-name="Mgr1" draw:text-style-name="MP1" svg:x1="11.559cm" svg:y1="0.36cm" svg:x2="20.5cm" svg:y2="0.36cm"><text:p/></draw:line><draw:frame text:anchor-type="paragraph" draw:z-index="62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4">S</text:span><text:span text:style-name="MT144">é</text:span><text:span text:style-name="MT144">r</text:span><text:span text:style-name="MT144">i</text:span><text:span text:style-name="MT144">e</text:span><text:span text:style-name="MT144"> </text:span><text:span text:style-name="MT144">1</text:span></text:p></draw:text-box></draw:frame><draw:path text:anchor-type="paragraph" draw:z-index="6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4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5">Éléments de géométrie</text:span> • <text:span text:style-name="MT165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7">Constructions géométriques : </text:span><text:span text:style-name="MT158">Reproduire</text:span></text:p>
      </style:header>
      <style:header-left>
        <text:p text:style-name="MP104"><text:span text:style-name="MT157">Constructions géométriques : </text:span><text:span text:style-name="MT158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6">Constructions géométriques : </text:span><text:span text:style-name="MT167">Reproduire</text:span></text:p>
      </style:header>
      <style:header-left>
        <text:p text:style-name="_5f_Header_20_G_20_page_20_paire_20__28_G_29_"><text:span text:style-name="MT166">Constructions géométriques : </text:span><text:span text:style-name="MT167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9">CONSTRUCTIONS Géométriques : </text:span><text:span text:style-name="MT160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7">Constructions géométriques : </text:span><text:span text:style-name="MT158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9">CONSTRUCTIONS Géométriques : <text:s/></text:span><text:span text:style-name="MT160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6">Constructions géométriques : </text:span><text:span text:style-name="MT168">Rédiger</text:span></text:p>
      </style:header>
      <style:header-left>
        <text:p text:style-name="_5f_Header_20_G_20_page_20_paire_20__28_G_29_"><text:span text:style-name="MT166">Constructions géométriques : </text:span><text:span text:style-name="MT168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9">CONSTRUCTIONS Géométriques : </text:span><text:span text:style-name="MT169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70">S</text:span>olides : <text:span text:style-name="MT170">Vocabulaire, nature</text:span></text:p>
      </style:header>
      <style:header-left>
        <text:p text:style-name="_5f_Header_20_G_20_page_20_impaire_20__28_D_29_"><text:span text:style-name="MT170">S</text:span>olides : <text:span text:style-name="MT170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5">S</text:span><text:span text:style-name="MT136">olides</text:span> : <text:span text:style-name="MT135">Vocabulaire, nature</text:span></text:p>
      </style:header>
      <style:header-left>
        <text:p text:style-name="MP72"><text:span text:style-name="MT135">S</text:span><text:span text:style-name="MT136">olides</text:span> : <text:span text:style-name="MT135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70">S</text:span>olides : <text:span text:style-name="MT171">Perspective cavalière</text:span></text:p>
      </style:header>
      <style:header-left>
        <text:p text:style-name="_5f_Header_20_G_20_page_20_impaire_20__28_D_29_"><text:span text:style-name="MT170">S</text:span>olides : <text:span text:style-name="MT171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2">solides : </text:span><text:span text:style-name="MT173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2">solides : </text:span><text:span text:style-name="MT173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5">Solides : </text:span><text:span text:style-name="MT174">Patrons</text:span></text:p>
      </style:header>
      <style:header-left>
        <text:p text:style-name="_5f_Header_20_G_20_page_20_paire_20__28_G_29_"><text:span text:style-name="MT135">Solides : </text:span><text:span text:style-name="MT174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5">patrons</text:span></text:p></draw:text-box></draw:frame><draw:g text:anchor-type="paragraph" draw:z-index="4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5">patrons</text:span></text:h></draw:text-box></draw:frame><draw:g text:anchor-type="paragraph" draw:z-index="4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70">S</text:span>olides : <text:span text:style-name="MT176">Patrons</text:span></text:p>
      </style:header>
      <style:header-left>
        <text:p text:style-name="_5f_Header_20_G_20_page_20_impaire_20__28_D_29_"><text:span text:style-name="MT170">S</text:span>olides : <text:span text:style-name="MT176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2">solides : </text:span><text:span text:style-name="MT177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2">solides : </text:span><text:span text:style-name="MT177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5">S</text:span><text:span text:style-name="MT136">olides</text:span> : <text:span text:style-name="MT135">Vocabulaire, nature</text:span></text:p>
      </style:header>
      <style:header-left>
        <text:p text:style-name="_5f_Header_20_G_20_page_20_impaire_20__28_D_29_"><text:span text:style-name="MT135">S</text:span><text:span text:style-name="MT136">olides</text:span> : <text:span text:style-name="MT135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8">Géométrie plane</text:span><text:span text:style-name="MT135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4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4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47"> : </text:span><text:span text:style-name="MT182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8">Géométrie plane</text:span><text:span text:style-name="MT135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3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3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47"> : </text:span><text:span text:style-name="MT181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1">S</text:span><text:span text:style-name="MT183">ymétrie axiale : </text:span><text:span text:style-name="MT184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21">S</text:span><text:span text:style-name="MT183">ymétrie axiale : </text:span><text:span text:style-name="MT184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3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8">Géométrie plane</text:span><text:span text:style-name="MT135"> : </text:span><text:span text:style-name="MT179">Parallèles, perpendiculaires,<text:line-break/> </text:span><text:span text:style-name="MT180">distances</text:span></text:p>
      </style:header>
      <style:header-left>
        <text:p text:style-name="MP107"><text:span text:style-name="MT178">Géométrie plane</text:span><text:span text:style-name="MT135"> : </text:span><text:span text:style-name="MT179">Parallèles, perpendiculaires,<text:line-break/> </text:span><text:span text:style-name="MT180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2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2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5">Symétrie axiale</text:span><text:span text:style-name="MT47"> : </text:span><text:span text:style-name="MT186">Axes de symétrie de figures</text:span></text:p>
      </style:header>
      <style:header-left>
        <text:p text:style-name="MP111"><text:span text:style-name="MT185">Symétrie axiale</text:span><text:span text:style-name="MT47"> : </text:span><text:span text:style-name="MT186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8">Géométrie plane</text:span><text:span text:style-name="MT135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2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2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8">Géométrie plane</text:span><text:span text:style-name="MT135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2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30">Géométrie plane : </text:span><text:span text:style-name="MT45">parallèles, perpendiculaires, </text:span><text:span text:style-name="MT68">distances</text:span></text:p></draw:text-box></draw:frame><draw:g text:anchor-type="paragraph" draw:z-index="2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0" draw:style-name="Mgr14" draw:text-style-name="MP1" svg:x1="10.893cm" svg:y1="0.403cm" svg:x2="20.503cm" svg:y2="0.327cm"><text:p/></draw:line><draw:path text:anchor-type="char" draw:z-index="13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4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7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9">Conversions d’unités</text:span> : <text:span text:style-name="MT89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41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90">Conversions d’unités</text:span><text:span text:style-name="MT75"> : </text:span><text:span text:style-name="MT90">Vitesse</text:span></text:p></draw:text-box></draw:frame></text:p>
      </style:footer>
      <style:footer-left>
        <text:p text:style-name="MP58"><draw:g text:anchor-type="paragraph" draw:z-index="342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91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3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3" text:anchor-type="paragraph" svg:y="-0.06cm" draw:z-index="0"><draw:text-box fo:min-height="0.499cm" fo:min-width="3cm"><draw:frame draw:style-name="Mfr2" draw:name="Frame10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4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9">Conversions d’unités</text:span> : <text:span text:style-name="MT89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49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90">Conversions d’unités</text:span><text:span text:style-name="MT75"> : </text:span><text:span text:style-name="MT90">Vitesse</text:span></text:p></draw:text-box></draw:frame></text:p>
      </style:footer>
      <style:footer-left>
        <text:p text:style-name="MP58"><draw:g text:anchor-type="paragraph" draw:z-index="350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91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9">Conversions d’unités</text:span> : <text:span text:style-name="MT89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1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90">Conversions d’unités</text:span><text:span text:style-name="MT75"> : </text:span><text:span text:style-name="MT90">Vitesse</text:span></text:p></draw:text-box></draw:frame></text:p>
      </style:footer>
      <style:footer-left>
        <text:p text:style-name="MP58"><draw:g text:anchor-type="paragraph" draw:z-index="352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91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4T07:58:01.045000000</meta:creation-date>
    <meta:editing-duration>PT16M29S</meta:editing-duration>
    <meta:editing-cycles>5</meta:editing-cycles>
    <meta:generator>LibreOffice/7.1.4.2$Linux_X86_64 LibreOffice_project/a529a4fab45b75fefc5b6226684193eb000654f6</meta:generator>
    <dc:description>Fiche 8 - série 1</dc:description>
    <dc:title>Conversions d’unités : longueurs - Corrigé</dc:title>
    <dc:date>2021-09-05T06:51:44.804525334</dc:date>
    <meta:document-statistic meta:table-count="3" meta:image-count="0" meta:object-count="0" meta:page-count="1" meta:paragraph-count="884" meta:word-count="3026" meta:character-count="19235" meta:non-whitespace-character-count="16698"/>
  </office:meta>
</office:document-meta>
</file>